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raphikLC" svg:font-family="GraphikLC"/>
    <style:font-face style:name="GraphikLC1" svg:font-family="GraphikLC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language="zxx" fo:country="none" officeooo:rsid="001c7518" officeooo:paragraph-rsid="001c7518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c7518" officeooo:paragraph-rsid="001c7518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c7518" officeooo:paragraph-rsid="001e88b7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fo:font-weight="bold" officeooo:rsid="001c7518" officeooo:paragraph-rsid="001c7518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variant="normal" fo:text-transform="none" fo:color="#0055b5" loext:opacity="100%" style:font-name="GraphikLC" fo:font-size="10.5pt" fo:letter-spacing="normal" fo:language="en" fo:country="US" fo:font-style="normal" fo:font-weight="normal"/>
    </style:style>
    <style:style style:name="T2" style:family="text">
      <style:text-properties fo:font-variant="normal" fo:text-transform="none" fo:color="#c9211e" loext:opacity="100%" style:font-name="GraphikLC" fo:font-size="10.5pt" fo:letter-spacing="normal" fo:language="en" fo:country="US" fo:font-style="normal" fo:font-weight="normal"/>
    </style:style>
    <style:style style:name="T3" style:family="text">
      <style:text-properties fo:font-variant="normal" fo:text-transform="none" style:font-name="GraphikLC" fo:font-size="10.5pt" fo:letter-spacing="normal" fo:language="en" fo:country="US" fo:font-style="normal" fo:font-weight="normal"/>
    </style:style>
    <style:style style:name="T4" style:family="text">
      <style:text-properties fo:font-variant="normal" fo:text-transform="none" style:font-name="GraphikLC" fo:font-size="10.5pt" fo:letter-spacing="normal" fo:language="ru" fo:country="RU" fo:font-style="normal" fo:font-weight="normal" officeooo:rsid="001e88b7"/>
    </style:style>
    <style:style style:name="T5" style:family="text">
      <style:text-properties fo:font-variant="normal" fo:text-transform="none" style:font-name="GraphikLC" fo:font-size="10.5pt" fo:letter-spacing="normal" fo:font-style="normal" fo:font-weight="normal"/>
    </style:style>
    <style:style style:name="T6" style:family="text">
      <style:text-properties fo:font-variant="normal" fo:text-transform="none" style:font-name="GraphikLC" fo:font-size="10.5pt" fo:letter-spacing="normal" fo:font-style="normal" fo:font-weight="normal" officeooo:rsid="001e88b7"/>
    </style:style>
    <style:style style:name="T7" style:family="text">
      <style:text-properties fo:font-variant="normal" fo:text-transform="none" fo:color="#000000" loext:opacity="100%" style:font-name="GraphikLC" fo:font-size="10.5pt" fo:letter-spacing="normal" fo:language="en" fo:country="US" fo:font-style="normal" fo:font-weight="normal"/>
    </style:style>
    <style:style style:name="T8" style:family="text">
      <style:text-properties fo:font-variant="normal" fo:text-transform="none" fo:color="#000000" loext:opacity="100%" style:font-name="GraphikLC" fo:font-size="10.5pt" fo:letter-spacing="normal" fo:font-style="normal" fo:font-weight="normal"/>
    </style:style>
    <style:style style:name="T9" style:family="text">
      <style:text-properties fo:font-variant="normal" fo:text-transform="none" fo:color="#000000" loext:opacity="100%" style:text-position="sub 58%" style:font-name="GraphikLC" fo:font-size="10.5pt" fo:letter-spacing="normal" fo:language="en" fo:country="US" fo:font-style="normal" fo:font-weight="normal"/>
    </style:style>
    <style:style style:name="T10" style:family="text">
      <style:text-properties fo:font-variant="normal" fo:text-transform="none" fo:color="#000000" loext:opacity="100%" style:text-position="sub 58%" style:font-name="GraphikLC" fo:font-size="10.5pt" fo:letter-spacing="normal" fo:font-style="normal" fo:font-weight="normal"/>
    </style:style>
    <style:style style:name="T11" style:family="text">
      <style:text-properties fo:font-variant="normal" fo:text-transform="none" style:text-position="sub 58%" style:font-name="GraphikLC" fo:font-size="10.5pt" fo:letter-spacing="normal" fo:language="en" fo:country="US" fo:font-style="normal" fo:font-weight="normal" style:font-style-asian="normal" style:font-style-complex="normal"/>
    </style:style>
    <style:style style:name="T12" style:family="text">
      <style:text-properties fo:font-variant="normal" fo:text-transform="none" style:text-position="sub 58%" style:font-name="GraphikLC" fo:font-size="10.5pt" fo:letter-spacing="normal" fo:font-style="normal" fo:font-weight="normal" style:font-style-asian="normal" style:font-style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normal" style:font-style-asian="normal" style:font-style-complex="normal"/>
    </style:style>
    <style:style style:name="T19" style:family="text">
      <style:text-properties style:text-position="sub 58%" fo:font-style="normal" style:font-style-asian="normal" style:font-style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c9211e" loext:opacity="100%" fo:language="en" fo:country="US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fo:language="en" fo:country="US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0">Вопрос: </text:span>Сформулируйте необходимое и достаточное условие точки локального минимума функции от 1 переменной.</text:p>
      <text:p text:style-name="P2"/>
      <text:p text:style-name="P2"><text:span text:style-name="T20">Ответ: </text:span></text:p>
      <text:p text:style-name="P3"><text:span text:style-name="T20">Необходимое условие локального экстремума:</text:span> </text:p>
      <text:p text:style-name="P3">Если функция y=f(x) имеет экстремум в точке x<text:span text:style-name="T16">0</text:span>, то ее производная f’(x<text:span text:style-name="T19">0</text:span>) либо равна нулю, либо не существует.</text:p>
      <text:p text:style-name="P4">Достаточное условие экстремума:<text:span text:style-name="T22"> </text:span></text:p>
      <text:p text:style-name="P2"><text:span text:style-name="T8">1. функция непрерывна в окрестности точки x</text:span><text:span text:style-name="T10">0</text:span><text:span text:style-name="T8">;</text:span></text:p>
      <text:p text:style-name="P1"><text:span text:style-name="T5">2. f’(x</text:span><text:span text:style-name="T12">0</text:span><text:span text:style-name="T5">) = 0 или <text:s/>не существует;</text:span></text:p>
      <text:p text:style-name="P1"><text:span text:style-name="T5">3. производная f’(x</text:span><text:span text:style-name="T12">0</text:span><text:span text:style-name="T5">) при переходе через точку x</text:span><text:span text:style-name="T12">0</text:span><text:span text:style-name="T5"> меняет свой знак. </text:span><text:span text:style-name="T6">В случае с точкой локального минимума, знак должен сменится с отрицательного на положительный.</text:span></text:p>
      <text:p text:style-name="P1"/>
      <text:p text:style-name="P2"/>
      <text:p text:style-name="P2"><text:span text:style-name="T20">Вопрос: </text:span>Как происходит уменьшение отрезка локализации точки минимума функции?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GraphikLC" svg:font-family="GraphikLC"/>
    <style:font-face style:name="GraphikLC1" svg:font-family="GraphikLC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5T21:53:45.442000000</dc:date>
    <meta:editing-duration>PT22H47M26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9" meta:word-count="86" meta:character-count="614" meta:non-whitespace-character-count="533"/>
  </office:meta>
</office:document-meta>
</file>